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F80000007AE1E4324F5BAB930C.png" manifest:media-type="image/png"/>
  <manifest:file-entry manifest:full-path="Pictures/10000201000005CB000000ADB88E5BAE3D376A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9b0888"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9b0888"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9a3280" officeooo:paragraph-rsid="009a3280" fo:background-color="transparent"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9e9451" officeooo:paragraph-rsid="009e9451"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273f2" fo:background-color="transparent"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Avenir Next" fo:font-size="12pt" fo:font-style="normal" style:text-underline-style="none" fo:font-weight="bold" officeooo:rsid="00803614" officeooo:paragraph-rsid="002baf75" fo:background-color="transparent"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none" fo:font-weight="bold" officeooo:rsid="0095c4d4" officeooo:paragraph-rsid="0095c4d4" fo:background-color="transparent"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9b0888" fo:background-color="transparent"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9da936" fo:background-color="transparent"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none" fo:font-weight="normal" officeooo:rsid="00919855" officeooo:paragraph-rsid="00919855"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venir Next" fo:font-size="12pt" fo:font-style="normal" style:text-underline-style="none" fo:font-weight="normal" officeooo:rsid="0085dfad" officeooo:paragraph-rsid="008314b5"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venir Next" fo:font-size="12pt" fo:font-style="normal" style:text-underline-style="none" fo:font-weight="normal" officeooo:rsid="0095c4d4" officeooo:paragraph-rsid="0095c4d4"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venir Next" fo:font-size="12pt" fo:font-style="normal" style:text-underline-style="none" fo:font-weight="normal" officeooo:rsid="0095c4d4" officeooo:paragraph-rsid="002baf75"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9b0888"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venir Next" fo:font-size="12pt" fo:font-style="normal" style:text-underline-style="none" fo:font-weight="normal" officeooo:rsid="009c3fdc" officeooo:paragraph-rsid="009b0888"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venir Next" fo:font-size="12pt" fo:font-style="normal" style:text-underline-style="none" fo:font-weight="normal" officeooo:rsid="009e9451" officeooo:paragraph-rsid="009e9451"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a03023"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9b0888" style:font-size-asian="12pt" style:font-style-asian="normal" style:font-weight-asian="normal" style:font-size-complex="12pt" style:font-style-complex="normal" style:font-weight-complex="normal"/>
    </style:style>
    <style:style style:name="P23"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24" style:family="paragraph" style:parent-style-name="Standard">
      <style:text-properties style:font-name="Avenir Next" fo:font-size="12pt" officeooo:rsid="00113da3" officeooo:paragraph-rsid="001f3658" style:font-size-asian="12pt" style:font-size-complex="12pt"/>
    </style:style>
    <style:style style:name="P25"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officeooo:paragraph-rsid="002273f2" style:font-size-asian="12pt" style:font-size-complex="12pt"/>
    </style:style>
    <style:style style:name="P31" style:family="paragraph" style:parent-style-name="Standard">
      <style:paragraph-properties fo:text-align="start" style:justify-single-word="false"/>
      <style:text-properties fo:font-size="12pt" officeooo:paragraph-rsid="0029a493" style:font-size-asian="12pt" style:font-size-complex="12pt"/>
    </style:style>
    <style:style style:name="P32" style:family="paragraph" style:parent-style-name="Standard">
      <style:paragraph-properties fo:text-align="start" style:justify-single-word="false"/>
      <style:text-properties officeooo:paragraph-rsid="001f3658"/>
    </style:style>
    <style:style style:name="P33" style:family="paragraph" style:parent-style-name="Standard">
      <style:paragraph-properties fo:text-align="start" style:justify-single-word="false"/>
      <style:text-properties officeooo:paragraph-rsid="002273f2"/>
    </style:style>
    <style:style style:name="P34" style:family="paragraph" style:parent-style-name="Standard">
      <style:paragraph-properties fo:text-align="start" style:justify-single-word="false"/>
      <style:text-properties officeooo:paragraph-rsid="009b0888"/>
    </style:style>
    <style:style style:name="P35" style:family="paragraph" style:parent-style-name="Standard">
      <style:paragraph-properties fo:text-align="start" style:justify-single-word="false"/>
      <style:text-properties officeooo:paragraph-rsid="009e9451"/>
    </style:style>
    <style:style style:name="P36" style:family="paragraph" style:parent-style-name="Standard" style:list-style-name="L1">
      <style:paragraph-properties fo:text-align="start" style:justify-single-word="false"/>
      <style:text-properties officeooo:paragraph-rsid="002273f2"/>
    </style:style>
    <style:style style:name="P37" style:family="paragraph" style:parent-style-name="Standard" style:list-style-name="L1">
      <style:paragraph-properties fo:text-align="start" style:justify-single-word="false"/>
      <style:text-properties officeooo:paragraph-rsid="009b0888"/>
    </style:style>
    <style:style style:name="P38" style:family="paragraph" style:parent-style-name="Standard" style:list-style-name="L1">
      <style:paragraph-properties fo:text-align="start" style:justify-single-word="false"/>
      <style:text-properties officeooo:paragraph-rsid="00a2c2d5"/>
    </style:style>
    <style:style style:name="P39" style:family="paragraph" style:parent-style-name="Standard">
      <style:paragraph-properties fo:text-align="start" style:justify-single-word="false"/>
      <style:text-properties officeooo:paragraph-rsid="00a2c2d5"/>
    </style:style>
    <style:style style:name="P40" style:family="paragraph" style:parent-style-name="Standard">
      <style:paragraph-properties fo:text-align="start" style:justify-single-word="false"/>
      <style:text-properties officeooo:paragraph-rsid="00a97a1a"/>
    </style:style>
    <style:style style:name="P41"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95c4d4" officeooo:paragraph-rsid="009b0888"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Avenir Next" fo:font-size="12pt" fo:font-style="normal" style:text-underline-style="none" fo:font-weight="bold" officeooo:rsid="009c3fdc" officeooo:paragraph-rsid="009b0888" fo:background-color="transparent"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9e9451"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a03023"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venir Next" fo:font-size="12pt" fo:font-style="normal" style:text-underline-style="none" fo:font-weight="normal" officeooo:rsid="009c3fdc" officeooo:paragraph-rsid="009b0888"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a2c2d5"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venir Next" fo:font-size="12pt" fo:font-style="normal" style:text-underline-style="none" fo:font-weight="normal" officeooo:rsid="00a788fb" officeooo:paragraph-rsid="00a788fb"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a2c2d5"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2c2d5" officeooo:paragraph-rsid="00a2c2d5" fo:background-color="transparent" style:font-size-asian="12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788fb" officeooo:paragraph-rsid="00a788fb" fo:background-color="transparent" style:font-size-asian="12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a2c2d5" style:font-size-asian="12pt" style:font-style-asian="normal" style:font-weight-asian="bold" style:font-size-complex="12pt" style:font-style-complex="normal" style:font-weight-complex="bold"/>
    </style:style>
    <style:style style:name="P52" style:family="paragraph" style:parent-style-name="Standard" style:list-style-name="L1">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a593b4"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a2c2d5" style:font-size-asian="12pt" style:font-style-asian="italic" style:font-weight-asian="normal" style:font-size-complex="12pt" style:font-style-complex="italic" style:font-weight-complex="normal"/>
    </style:style>
    <style:style style:name="T1" style:family="text">
      <style:text-properties style:font-name="Avenir Next" fo:font-size="12pt" fo:font-style="normal" style:text-underline-style="none" fo:font-weight="bold" officeooo:rsid="004696c1" style:font-size-asian="12pt" style:font-style-asian="normal" style:font-weight-asian="bold" style:font-size-complex="12pt" style:font-style-complex="normal" style:font-weight-complex="bold"/>
    </style:style>
    <style:style style:name="T2" style:family="text">
      <style:text-properties style:font-name="Avenir Next" fo:font-size="12pt" fo:font-style="normal" style:text-underline-style="none" fo:font-weight="bold" officeooo:rsid="008fdae2" style:font-size-asian="12pt" style:font-style-asian="normal" style:font-weight-asian="bold" style:font-size-complex="12pt" style:font-style-complex="normal" style:font-weight-complex="bold"/>
    </style:style>
    <style:style style:name="T3" style:family="text">
      <style:text-properties style:font-name="Avenir Next" fo:font-size="12pt" fo:font-style="normal" style:text-underline-style="none" fo:font-weight="bold" officeooo:rsid="0093ee6c" style:font-size-asian="12pt" style:font-style-asian="normal" style:font-weight-asian="bold" style:font-size-complex="12pt" style:font-style-complex="normal" style:font-weight-complex="bold"/>
    </style:style>
    <style:style style:name="T4" style:family="text">
      <style:text-properties style:font-name="Avenir Next" fo:font-size="12pt" fo:font-style="normal" style:text-underline-style="none" fo:font-weight="bold" officeooo:rsid="0095c4d4" style:font-size-asian="12pt" style:font-style-asian="normal" style:font-weight-asian="bold" style:font-size-complex="12pt" style:font-style-complex="normal" style:font-weight-complex="bold"/>
    </style:style>
    <style:style style:name="T5" style:family="text">
      <style:text-properties style:font-name="Avenir Next" fo:font-size="12pt" fo:font-style="normal" style:text-underline-style="none" fo:font-weight="bold" officeooo:rsid="00a2c2d5" style:font-size-asian="12pt" style:font-style-asian="normal" style:font-weight-asian="bold" style:font-size-complex="12pt" style:font-style-complex="normal" style:font-weight-complex="bold"/>
    </style:style>
    <style:style style:name="T6" style:family="text">
      <style:text-properties style:font-name="Avenir Next" fo:font-size="12pt" fo:font-style="normal" style:text-underline-style="none" fo:font-weight="bold" officeooo:rsid="00a593b4" style:font-size-asian="12pt" style:font-style-asian="normal" style:font-weight-asian="bold" style:font-size-complex="12pt" style:font-style-complex="normal" style:font-weight-complex="bold"/>
    </style:style>
    <style:style style:name="T7" style:family="text">
      <style:text-properties style:font-name="Avenir Next" fo:font-size="12pt" fo:font-style="normal" style:text-underline-style="none" fo:font-weight="bold" officeooo:rsid="004696c1" fo:background-color="#afd095" loext:char-shading-value="0" style:font-size-asian="12pt" style:font-style-asian="normal" style:font-weight-asian="bold" style:font-size-complex="12pt" style:font-style-complex="normal" style:font-weight-complex="bold"/>
    </style:style>
    <style:style style:name="T8" style:family="text">
      <style:text-properties style:font-name="Avenir Next" fo:font-size="12pt" fo:font-style="normal" style:text-underline-style="none" fo:font-weight="bold" officeooo:rsid="00a593b4" fo:background-color="#afd095" loext:char-shading-value="0" style:font-size-asian="12pt" style:font-style-asian="normal" style:font-weight-asian="bold" style:font-size-complex="12pt" style:font-style-complex="normal" style:font-weight-complex="bold"/>
    </style:style>
    <style:style style:name="T9" style:family="text">
      <style:text-properties style:font-name="Avenir Next" fo:font-size="12pt" fo:font-style="normal" style:text-underline-style="none" fo:font-weight="normal" officeooo:rsid="0026c843" style:font-size-asian="12pt" style:font-style-asian="normal" style:font-weight-asian="normal" style:font-size-complex="12pt" style:font-style-complex="normal" style:font-weight-complex="normal"/>
    </style:style>
    <style:style style:name="T10" style:family="text">
      <style:text-properties style:font-name="Avenir Next" fo:font-size="12pt" fo:font-style="normal" style:text-underline-style="none" fo:font-weight="normal" officeooo:rsid="0095c4d4" style:font-size-asian="12pt" style:font-style-asian="normal" style:font-weight-asian="normal" style:font-size-complex="12pt" style:font-style-complex="normal" style:font-weight-complex="normal"/>
    </style:style>
    <style:style style:name="T11" style:family="text">
      <style:text-properties style:font-name="Avenir Next" fo:font-size="12pt" fo:font-style="normal" style:text-underline-style="none" fo:font-weight="normal" officeooo:rsid="00214f9f" style:font-size-asian="12pt" style:font-style-asian="normal" style:font-weight-asian="normal" style:font-size-complex="12pt" style:font-style-complex="normal" style:font-weight-complex="normal"/>
    </style:style>
    <style:style style:name="T12" style:family="text">
      <style:text-properties style:font-name="Avenir Next" fo:font-size="12pt" fo:font-style="normal" style:text-underline-style="none" fo:font-weight="normal" officeooo:rsid="009b0888" style:font-size-asian="12pt" style:font-style-asian="normal" style:font-weight-asian="normal" style:font-size-complex="12pt" style:font-style-complex="normal" style:font-weight-complex="normal"/>
    </style:style>
    <style:style style:name="T13" style:family="text">
      <style:text-properties style:font-name="Avenir Next" fo:font-size="12pt" fo:font-style="normal" style:text-underline-style="none" fo:font-weight="normal" officeooo:rsid="00a2c2d5" style:font-size-asian="12pt" style:font-style-asian="normal" style:font-weight-asian="normal" style:font-size-complex="12pt" style:font-style-complex="normal" style:font-weight-complex="normal"/>
    </style:style>
    <style:style style:name="T14" style:family="text">
      <style:text-properties style:font-name="Avenir Next" fo:font-size="12pt" fo:font-style="normal" style:text-underline-style="none" fo:font-weight="normal" officeooo:rsid="009e9451"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style:font-name="Avenir Next" fo:font-size="12pt" fo:font-style="normal" style:text-underline-style="none" fo:font-weight="normal" officeooo:rsid="00a03023"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style:font-name="Avenir Next" fo:font-size="12pt" fo:font-style="normal" style:text-underline-style="none" fo:font-weight="normal" officeooo:rsid="00a788fb"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style:font-name="Avenir Next" fo:font-size="12pt" fo:font-style="normal" style:text-underline-style="none" fo:font-weight="normal" officeooo:rsid="00a97a1a"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style:font-name="Avenir Next" fo:font-size="12pt" fo:font-style="normal" style:text-underline-style="solid" style:text-underline-width="auto" style:text-underline-color="font-color" fo:font-weight="bold" officeooo:rsid="00919855" style:font-size-asian="12pt" style:font-style-asian="normal" style:font-weight-asian="bold" style:font-size-complex="12pt" style:font-style-complex="normal" style:font-weight-complex="bold"/>
    </style:style>
    <style:style style:name="T19" style:family="text">
      <style:text-properties style:font-name="Avenir Next" fo:font-size="12pt" fo:font-style="normal" style:text-underline-style="solid" style:text-underline-width="auto" style:text-underline-color="font-color" fo:font-weight="bold" officeooo:rsid="001f3658" style:font-size-asian="12pt" style:font-style-asian="normal" style:font-weight-asian="bold" style:font-size-complex="12pt" style:font-style-complex="normal" style:font-weight-complex="bold"/>
    </style:style>
    <style:style style:name="T20" style:family="text">
      <style:text-properties style:font-name="Avenir Next" style:text-underline-style="solid" style:text-underline-width="auto" style:text-underline-color="font-color" fo:font-weight="bold" officeooo:rsid="0025e743" style:font-weight-asian="bold" style:font-weight-complex="bold"/>
    </style:style>
    <style:style style:name="T21" style:family="text">
      <style:text-properties style:font-name="Avenir Next" style:text-underline-style="solid" style:text-underline-width="auto" style:text-underline-color="font-color" fo:font-weight="bold" officeooo:rsid="002f3515" style:font-weight-asian="bold" style:font-weight-complex="bold"/>
    </style:style>
    <style:style style:name="T22"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23"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24"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25" style:family="text">
      <style:text-properties style:font-name="Avenir Next" fo:font-style="normal" style:text-underline-style="none" fo:font-weight="normal" officeooo:rsid="008fdae2" style:font-style-asian="normal" style:font-weight-asian="normal" style:font-style-complex="normal" style:font-weight-complex="normal"/>
    </style:style>
    <style:style style:name="T26" style:family="text">
      <style:text-properties officeooo:rsid="008fdae2"/>
    </style:style>
    <style:style style:name="T27" style:family="text">
      <style:text-properties fo:font-weight="normal" style:font-weight-asian="normal" style:font-weight-complex="normal"/>
    </style:style>
    <style:style style:name="T28" style:family="text">
      <style:text-properties fo:font-weight="normal" officeooo:rsid="0095c4d4" style:font-weight-asian="normal" style:font-weight-complex="normal"/>
    </style:style>
    <style:style style:name="T29" style:family="text">
      <style:text-properties fo:font-weight="normal" officeooo:rsid="0097291d" style:font-weight-asian="normal" style:font-weight-complex="normal"/>
    </style:style>
    <style:style style:name="T30" style:family="text">
      <style:text-properties fo:font-weight="normal" officeooo:rsid="009909dd" style:font-weight-asian="normal" style:font-weight-complex="normal"/>
    </style:style>
    <style:style style:name="T31" style:family="text">
      <style:text-properties fo:font-weight="normal" officeooo:rsid="009c3fdc" style:font-weight-asian="normal" style:font-weight-complex="normal"/>
    </style:style>
    <style:style style:name="T32" style:family="text">
      <style:text-properties fo:font-weight="normal" officeooo:rsid="009da936" style:font-weight-asian="normal" style:font-weight-complex="normal"/>
    </style:style>
    <style:style style:name="T33" style:family="text">
      <style:text-properties fo:font-weight="normal" officeooo:rsid="00a2c2d5" style:font-weight-asian="normal" style:font-weight-complex="normal"/>
    </style:style>
    <style:style style:name="T34" style:family="text">
      <style:text-properties officeooo:rsid="009909dd"/>
    </style:style>
    <style:style style:name="T35" style:family="text">
      <style:text-properties officeooo:rsid="009c11ab"/>
    </style:style>
    <style:style style:name="T36" style:family="text">
      <style:text-properties officeooo:rsid="009c3fdc"/>
    </style:style>
    <style:style style:name="T37" style:family="text">
      <style:text-properties fo:font-weight="bold" style:font-weight-asian="bold" style:font-weight-complex="bold"/>
    </style:style>
    <style:style style:name="T38" style:family="text">
      <style:text-properties officeooo:rsid="00a2c2d5"/>
    </style:style>
    <style:style style:name="T39" style:family="text">
      <style:text-properties officeooo:rsid="00a350a4"/>
    </style:style>
    <style:style style:name="T40" style:family="text">
      <style:text-properties style:text-underline-style="none" officeooo:rsid="00a593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iri Chow (#40003396)</text:p>
      <text:p text:style-name="P23">COMP 479</text:p>
      <text:p text:style-name="P23">Fall ‘20</text:p>
      <text:p text:style-name="P24"/>
      <text:p text:style-name="P25">Project #<text:span text:style-name="T26">3</text:span></text:p>
      <text:p text:style-name="P26"/>
      <text:p text:style-name="P1">Using Python3</text:p>
      <text:p text:style-name="P28">Yellow Highlight: Issue with running.</text:p>
      <text:p text:style-name="P29">Green Highlight: Given names for outputs/inputs.</text:p>
      <text:p text:style-name="P1"/>
      <text:p text:style-name="P32"><text:span text:style-name="T18">Subproject #1</text:span><text:span text:style-name="T19">:</text:span></text:p>
      <text:p text:style-name="P13"/>
      <text:p text:style-name="P30"><text:span text:style-name="T20">Sorting </text:span><text:span text:style-name="T21">&amp; Building an Index</text:span></text:p>
      <text:p text:style-name="P27"/>
      <text:p text:style-name="P4">Tested Commands</text:p>
      <text:list xml:id="list3486872351" text:style-name="L1">
        <text:list-item>
          <text:p text:style-name="P36"><text:span text:style-name="T1">python3 </text:span><text:span text:style-name="T2">spimi-indexer.</text:span><text:span text:style-name="T3">py</text:span><text:span text:style-name="T1"> -i </text:span><text:span text:style-name="T7">tokens.json</text:span><text:span text:style-name="T1"> </text:span></text:p>
        </text:list-item>
        <text:list-item>
          <text:p text:style-name="P36"><text:span text:style-name="T4">Running –&gt; build_index_block</text:span><text:span text:style-name="T1">(args.input_file,args.output_file)</text:span></text:p>
        </text:list-item>
      </text:list>
      <text:p text:style-name="P2">============================================================</text:p>
      <text:p text:style-name="P31"><text:span text:style-name="T22">- Input: </text:span><text:span text:style-name="T23">Lists of Tokens</text:span><text:span text:style-name="T24"> </text:span><text:span text:style-name="T23"><text:s/>[ID, Token] </text:span><text:span text:style-name="T25">(In this case of the entire REUTERS collection)</text:span></text:p>
      <text:p text:style-name="P33"><text:span text:style-name="T9">- Output: </text:span><text:span text:style-name="T10">Sorted individual Blocks </text:span><text:span text:style-name="T13">(with 500 unique terms and no duplicate IDs)</text:span></text:p>
      <text:p text:style-name="P21">============================================================</text:p>
      <text:p text:style-name="P8"/>
      <text:p text:style-name="P9">os.chdir(os.getcwd() + "/BLOCKS")<text:span text:style-name="T27">: </text:span><text:span text:style-name="T28">The Block will be stored in this folder to not clutter up the root folder.</text:span></text:p>
      <text:p text:style-name="P16"/>
      <text:p text:style-name="P15">- The tokens are read line by line and parse to retrieve the docID then the term.</text:p>
      <text:p text:style-name="P15">- If the term exists already in the dictionary, we have now to check if the current docID is already in the list of docIDs.</text:p>
      <text:p text:style-name="P15"><text:tab/>&gt; If that docID is a duplicate, it is ignored.</text:p>
      <text:p text:style-name="P15"><text:tab/>&gt; Else, we will append it to the list.</text:p>
      <text:p text:style-name="P10"><text:span text:style-name="T27">- If the term doesn’t exist </text:span><text:span text:style-name="T29">in the dictionary</text:span><text:span text:style-name="T27">, we just add it to the dictionary as a key. The value is a list version of the docID.</text:span></text:p>
      <text:p text:style-name="P15"/>
      <text:p text:style-name="P10"><text:span text:style-name="T27">- </text:span>len(current_dictionary) == 500<text:span text:style-name="T27">: </text:span><text:span text:style-name="T30">After the # of keys in the dictionary reaches 500, we need to sort the dictionary by iterating through it and creating a sorted dictionary done as so: </text:span><text:span text:style-name="T34">sorted_dictionary = collections.OrderedDict(sorted(current_dictionary.items()))</text:span></text:p>
      <text:p text:style-name="P15">- <text:span text:style-name="T34">This sorted_dictionary is then dumped into a file with the name “BLOCK” + block_counter.</text:span></text:p>
      <text:p text:style-name="P15">- <text:span text:style-name="T34">After this block has been created, the current_dictionary is clear and the block_counter goes up by one.</text:span></text:p>
      <text:p text:style-name="P15"/>
      <text:p text:style-name="P15"/>
      <text:p text:style-name="P15"/>
      <text:p text:style-name="P6"><text:soft-page-break/>Merging the Blocks <text:span text:style-name="T35">and creating the final index</text:span></text:p>
      <text:p text:style-name="P14"/>
      <text:p text:style-name="P5">Tested Commands</text:p>
      <text:list xml:id="list215524982971746" text:continue-numbering="true" text:style-name="L1">
        <text:list-item>
          <text:p text:style-name="P37"><text:span text:style-name="T1">python3 </text:span><text:span text:style-name="T2">spimi-indexer.</text:span><text:span text:style-name="T3">py</text:span><text:span text:style-name="T1"> -i </text:span><text:span text:style-name="T7">tokens.json</text:span><text:span text:style-name="T1"> </text:span></text:p>
        </text:list-item>
        <text:list-item>
          <text:p text:style-name="P41">Running –&gt; create_final_index()</text:p>
        </text:list-item>
      </text:list>
      <text:p text:style-name="P3">============================================================</text:p>
      <text:p text:style-name="P34"><text:span text:style-name="T11">- Input: </text:span><text:span text:style-name="T12">Block files</text:span></text:p>
      <text:p text:style-name="P22">- Output: <text:span text:style-name="T38">index.json which consists of a final merged index with sorted terms and docids (no duplicates)</text:span></text:p>
      <text:p text:style-name="P17">============================================================</text:p>
      <text:p text:style-name="P17"/>
      <text:p text:style-name="P11">files = os.listdir(os.getcwd()):<text:span text:style-name="T27"> </text:span><text:span text:style-name="T31">Used to account the # of blocks in the directory.</text:span></text:p>
      <text:p text:style-name="P11"><text:span text:style-name="T36">current_dictionary = dict(current_dictionary, **data): </text:span><text:span text:style-name="T31">Data is a keyword parameter which is a JSON dictionary object that is passed to the current_dictonary and appended. For each block that is open, this is what will happen. In the end, current_dictionary will consists of all the terms from blocks.</text:span></text:p>
      <text:p text:style-name="P18"/>
      <text:p text:style-name="P11"><text:span text:style-name="T36">sorted_dictionary = collections.OrderedDict(sorted(current_dictionary.items())): </text:span><text:span text:style-name="T32">T</text:span><text:span text:style-name="T31">his has to be sorted once again before the final merging can be done.</text:span></text:p>
      <text:p text:style-name="P12"><text:span text:style-name="T36">os.chdir(".."):</text:span><text:span text:style-name="T31"> </text:span><text:span text:style-name="T32">We change the directory back to root so that the intermediate “sorted_dictionary.json” can be written in the root folder. If not, it would interfere and mess up the “files” listed above and the count of blocks.</text:span></text:p>
      <text:p text:style-name="P18"/>
      <text:p text:style-name="P42">list(chain(*sorted_docID)):<text:span text:style-name="T27"> </text:span><text:span text:style-name="T33">This is used to flatten the docID list into one list.</text:span></text:p>
      <text:p text:style-name="P18"/>
      <text:p text:style-name="P7">Timing:</text:p>
      <text:p text:style-name="P19"><draw:frame draw:style-name="fr1" draw:name="Image1" text:anchor-type="char" svg:width="17cm" svg:height="1.983cm" draw:z-index="0"><draw:image xlink:href="Pictures/10000201000005CB000000ADB88E5BAE3D376A6C.png" xlink:type="simple" xlink:show="embed" xlink:actuate="onLoad" draw:mime-type="image/png"/></draw:frame>SPIMI total run time: 26.97 + 6.07 = <text:span text:style-name="T37">33.04 sec</text:span></text:p>
      <text:p text:style-name="P35"><text:span text:style-name="T14">- </text:span><text:span text:style-name="T15">Creating the blocks (500 terms each block): 26.97 sec</text:span></text:p>
      <text:p text:style-name="P43">- Creating an index: 6.07 sec</text:p>
      <text:p text:style-name="P20"><draw:frame draw:style-name="fr1" draw:name="Image2" text:anchor-type="char" svg:width="17cm" svg:height="1.356cm" draw:z-index="1"><draw:image xlink:href="Pictures/10000201000005F80000007AE1E4324F5BAB930C.png" xlink:type="simple" xlink:show="embed" xlink:actuate="onLoad" draw:mime-type="image/png"/></draw:frame>- Creating an index using the naive way: 31 sec</text:p>
      <text:p text:style-name="P20"/>
      <text:p text:style-name="P20">It takes close to 5x as much time to create an index using the naive indexer. But SPIMI takes more time with creating the blocks. But creating the final index is much shorter.</text:p>
      <text:p text:style-name="P20"/>
      <text:p text:style-name="P20"/>
      <text:p text:style-name="P49">Ranking:</text:p>
      <text:p text:style-name="P49"/>
      <text:p text:style-name="P49"/>
      <text:p text:style-name="P49"><text:soft-page-break/>Querying:</text:p>
      <text:p text:style-name="P51">Tested Commands</text:p>
      <text:list xml:id="list215525496852577" text:continue-numbering="true" text:style-name="L1">
        <text:list-item>
          <text:p text:style-name="P52"><text:span text:style-name="T40">// Single Term //</text:span></text:p>
        </text:list-item>
        <text:list-item>
          <text:p text:style-name="P38"><text:span text:style-name="T1">python3 </text:span><text:span text:style-name="T5">query.py</text:span><text:span text:style-name="T1"> -i </text:span><text:span text:style-name="T8">index</text:span><text:span text:style-name="T7">.json</text:span><text:span text:style-name="T1"> -</text:span><text:span text:style-name="T6">q hello </text:span></text:p>
        </text:list-item>
      </text:list>
      <text:p text:style-name="P39"><text:span text:style-name="T1"/></text:p>
      <text:p text:style-name="P53">============================================================</text:p>
      <text:p text:style-name="P39"><text:span text:style-name="T11">- Input: </text:span><text:span text:style-name="T13">index.json (final merged index)</text:span></text:p>
      <text:p text:style-name="P48">- Output: <text:span text:style-name="T39">result.json consists of the query results</text:span></text:p>
      <text:p text:style-name="P46">============================================================</text:p>
      <text:p text:style-name="P49"/>
      <text:p text:style-name="P50">Single Term Querying</text:p>
      <text:p text:style-name="P47">- If the query passed length is 1, then this would run.</text:p>
      <text:p text:style-name="P40"><text:span text:style-name="T16">- </text:span><text:span text:style-name="T17">Upon finding the query term in the index dictionary, it would record the docID in a new dictionary called results and at the end write the results into results.json.</text:span></text:p>
      <text:p text:style-name="P40"><text:span text:style-name="T17">- If there are no results, it would print that the result cannot be found. </text:spa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15T21:55:24.506337804</dc:date>
    <meta:editing-duration>PT19H57M17S</meta:editing-duration>
    <meta:editing-cycles>119</meta:editing-cycles>
    <meta:generator>LibreOffice/7.0.3.1$MacOSX_X86_64 LibreOffice_project/d7547858d014d4cf69878db179d326fc3483e082</meta:generator>
    <meta:document-statistic meta:table-count="0" meta:image-count="2" meta:object-count="0" meta:page-count="3" meta:paragraph-count="57" meta:word-count="574" meta:character-count="3776" meta:non-whitespace-character-count="3258"/>
  </office:meta>
</office:document-meta>
</file>